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OriginX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iginY</text:p>
          </table:table-cell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x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y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mm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Ref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table:formula="of:=[.C1]+[.C3]" office:value-type="float" office:value="20" calcext:value-type="float">
            <text:p>20</text:p>
          </table:table-cell>
          <table:table-cell table:formula="of:=[.$C$4]*SIN([.C7]/320*2*PI())+[.$C$2]" office:value-type="float" office:value="119.134171618254" calcext:value-type="float">
            <text:p>119.1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table:formula="of:=[.C7]+[.$C$3]" office:value-type="float" office:value="30" calcext:value-type="float">
            <text:p>30</text:p>
          </table:table-cell>
          <table:table-cell table:formula="of:=[.$C$4]*SIN([.C8]/320*2*PI())+[.$C$2]" office:value-type="float" office:value="127.77851165098" calcext:value-type="float">
            <text:p>127.7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table:formula="of:=[.C8]+[.$C$3]" office:value-type="float" office:value="40" calcext:value-type="float">
            <text:p>40</text:p>
          </table:table-cell>
          <table:table-cell table:formula="of:=[.$C$4]*SIN([.C9]/320*2*PI())+[.$C$2]" office:value-type="float" office:value="135.355339059327" calcext:value-type="float">
            <text:p>135.3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table:formula="of:=[.C9]+[.$C$3]" office:value-type="float" office:value="50" calcext:value-type="float">
            <text:p>50</text:p>
          </table:table-cell>
          <table:table-cell table:formula="of:=[.$C$4]*SIN([.C10]/320*2*PI())+[.$C$2]" office:value-type="float" office:value="141.573480615127" calcext:value-type="float">
            <text:p>141.5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table:formula="of:=[.C10]+[.$C$3]" office:value-type="float" office:value="60" calcext:value-type="float">
            <text:p>60</text:p>
          </table:table-cell>
          <table:table-cell table:formula="of:=[.$C$4]*SIN([.C11]/320*2*PI())+[.$C$2]" office:value-type="float" office:value="146.193976625564" calcext:value-type="float">
            <text:p>146.1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 table:formula="of:=[.C11]+[.$C$3]" office:value-type="float" office:value="70" calcext:value-type="float">
            <text:p>70</text:p>
          </table:table-cell>
          <table:table-cell table:formula="of:=[.$C$4]*SIN([.C12]/320*2*PI())+[.$C$2]" office:value-type="float" office:value="149.039264020162" calcext:value-type="float">
            <text:p>149.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D7</text:p>
          </table:table-cell>
          <table:table-cell table:formula="of:=[.C12]+[.$C$3]" office:value-type="float" office:value="80" calcext:value-type="float">
            <text:p>80</text:p>
          </table:table-cell>
          <table:table-cell table:formula="of:=[.$C$4]*SIN([.C13]/320*2*PI())+[.$C$2]" office:value-type="float" office:value="150" calcext:value-type="float">
            <text:p>150.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D8</text:p>
          </table:table-cell>
          <table:table-cell table:formula="of:=[.C13]+[.$C$3]" office:value-type="float" office:value="90" calcext:value-type="float">
            <text:p>90</text:p>
          </table:table-cell>
          <table:table-cell table:formula="of:=[.$C$4]*SIN([.C14]/320*2*PI())+[.$C$2]" office:value-type="float" office:value="149.039264020162" calcext:value-type="float">
            <text:p>149.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D9</text:p>
          </table:table-cell>
          <table:table-cell table:formula="of:=[.C14]+[.$C$3]" office:value-type="float" office:value="100" calcext:value-type="float">
            <text:p>100</text:p>
          </table:table-cell>
          <table:table-cell table:formula="of:=[.$C$4]*SIN([.C15]/320*2*PI())+[.$C$2]" office:value-type="float" office:value="146.193976625564" calcext:value-type="float">
            <text:p>146.1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D10</text:p>
          </table:table-cell>
          <table:table-cell table:formula="of:=[.C15]+[.$C$3]" office:value-type="float" office:value="110" calcext:value-type="float">
            <text:p>110</text:p>
          </table:table-cell>
          <table:table-cell table:formula="of:=[.$C$4]*SIN([.C16]/320*2*PI())+[.$C$2]" office:value-type="float" office:value="141.573480615127" calcext:value-type="float">
            <text:p>141.5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D11</text:p>
          </table:table-cell>
          <table:table-cell table:formula="of:=[.C16]+[.$C$3]" office:value-type="float" office:value="120" calcext:value-type="float">
            <text:p>120</text:p>
          </table:table-cell>
          <table:table-cell table:formula="of:=[.$C$4]*SIN([.C17]/320*2*PI())+[.$C$2]" office:value-type="float" office:value="135.355339059327" calcext:value-type="float">
            <text:p>135.3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D12</text:p>
          </table:table-cell>
          <table:table-cell table:formula="of:=[.C17]+[.$C$3]" office:value-type="float" office:value="130" calcext:value-type="float">
            <text:p>130</text:p>
          </table:table-cell>
          <table:table-cell table:formula="of:=[.$C$4]*SIN([.C18]/320*2*PI())+[.$C$2]" office:value-type="float" office:value="127.77851165098" calcext:value-type="float">
            <text:p>127.7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D13</text:p>
          </table:table-cell>
          <table:table-cell table:formula="of:=[.C18]+[.$C$3]" office:value-type="float" office:value="140" calcext:value-type="float">
            <text:p>140</text:p>
          </table:table-cell>
          <table:table-cell table:formula="of:=[.$C$4]*SIN([.C19]/320*2*PI())+[.$C$2]" office:value-type="float" office:value="119.134171618255" calcext:value-type="float">
            <text:p>119.1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D14</text:p>
          </table:table-cell>
          <table:table-cell table:formula="of:=[.C19]+[.$C$3]" office:value-type="float" office:value="150" calcext:value-type="float">
            <text:p>150</text:p>
          </table:table-cell>
          <table:table-cell table:formula="of:=[.$C$4]*SIN([.C20]/320*2*PI())+[.$C$2]" office:value-type="float" office:value="109.754516100806" calcext:value-type="float">
            <text:p>109.7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D15</text:p>
          </table:table-cell>
          <table:table-cell table:formula="of:=[.C20]+[.$C$3]" office:value-type="float" office:value="160" calcext:value-type="float">
            <text:p>160</text:p>
          </table:table-cell>
          <table:table-cell table:formula="of:=[.$C$4]*SIN([.C21]/320*2*PI())+[.$C$2]" office:value-type="float" office:value="100" calcext:value-type="float">
            <text:p>100.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D16</text:p>
          </table:table-cell>
          <table:table-cell table:formula="of:=[.C21]+[.$C$3]" office:value-type="float" office:value="170" calcext:value-type="float">
            <text:p>170</text:p>
          </table:table-cell>
          <table:table-cell table:formula="of:=[.$C$4]*SIN([.C22]/320*2*PI())+[.$C$2]" office:value-type="float" office:value="90.2454838991936" calcext:value-type="float">
            <text:p>90.2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D17</text:p>
          </table:table-cell>
          <table:table-cell table:formula="of:=[.C22]+[.$C$3]" office:value-type="float" office:value="180" calcext:value-type="float">
            <text:p>180</text:p>
          </table:table-cell>
          <table:table-cell table:formula="of:=[.$C$4]*SIN([.C23]/320*2*PI())+[.$C$2]" office:value-type="float" office:value="80.8658283817455" calcext:value-type="float">
            <text:p>80.8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D18</text:p>
          </table:table-cell>
          <table:table-cell table:formula="of:=[.C23]+[.$C$3]" office:value-type="float" office:value="190" calcext:value-type="float">
            <text:p>190</text:p>
          </table:table-cell>
          <table:table-cell table:formula="of:=[.$C$4]*SIN([.C24]/320*2*PI())+[.$C$2]" office:value-type="float" office:value="72.2214883490199" calcext:value-type="float">
            <text:p>72.2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D19</text:p>
          </table:table-cell>
          <table:table-cell table:formula="of:=[.C24]+[.$C$3]" office:value-type="float" office:value="200" calcext:value-type="float">
            <text:p>200</text:p>
          </table:table-cell>
          <table:table-cell table:formula="of:=[.$C$4]*SIN([.C25]/320*2*PI())+[.$C$2]" office:value-type="float" office:value="64.6446609406726" calcext:value-type="float">
            <text:p>64.6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D20</text:p>
          </table:table-cell>
          <table:table-cell table:formula="of:=[.C25]+[.$C$3]" office:value-type="float" office:value="210" calcext:value-type="float">
            <text:p>210</text:p>
          </table:table-cell>
          <table:table-cell table:formula="of:=[.$C$4]*SIN([.C26]/320*2*PI())+[.$C$2]" office:value-type="float" office:value="58.4265193848727" calcext:value-type="float">
            <text:p>58.4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D21</text:p>
          </table:table-cell>
          <table:table-cell table:formula="of:=[.C26]+[.$C$3]" office:value-type="float" office:value="220" calcext:value-type="float">
            <text:p>220</text:p>
          </table:table-cell>
          <table:table-cell table:formula="of:=[.$C$4]*SIN([.C27]/320*2*PI())+[.$C$2]" office:value-type="float" office:value="53.8060233744357" calcext:value-type="float">
            <text:p>53.8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D22</text:p>
          </table:table-cell>
          <table:table-cell table:formula="of:=[.C27]+[.$C$3]" office:value-type="float" office:value="230" calcext:value-type="float">
            <text:p>230</text:p>
          </table:table-cell>
          <table:table-cell table:formula="of:=[.$C$4]*SIN([.C28]/320*2*PI())+[.$C$2]" office:value-type="float" office:value="50.9607359798385" calcext:value-type="float">
            <text:p>50.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D23</text:p>
          </table:table-cell>
          <table:table-cell table:formula="of:=[.C28]+[.$C$3]" office:value-type="float" office:value="240" calcext:value-type="float">
            <text:p>240</text:p>
          </table:table-cell>
          <table:table-cell table:formula="of:=[.$C$4]*SIN([.C29]/320*2*PI())+[.$C$2]" office:value-type="float" office:value="50" calcext:value-type="float">
            <text:p>50.0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D24</text:p>
          </table:table-cell>
          <table:table-cell table:formula="of:=[.C29]+[.$C$3]" office:value-type="float" office:value="250" calcext:value-type="float">
            <text:p>250</text:p>
          </table:table-cell>
          <table:table-cell table:formula="of:=[.$C$4]*SIN([.C30]/320*2*PI())+[.$C$2]" office:value-type="float" office:value="50.9607359798385" calcext:value-type="float">
            <text:p>50.9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D25</text:p>
          </table:table-cell>
          <table:table-cell table:formula="of:=[.C30]+[.$C$3]" office:value-type="float" office:value="260" calcext:value-type="float">
            <text:p>260</text:p>
          </table:table-cell>
          <table:table-cell table:formula="of:=[.$C$4]*SIN([.C31]/320*2*PI())+[.$C$2]" office:value-type="float" office:value="53.8060233744357" calcext:value-type="float">
            <text:p>53.8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D26</text:p>
          </table:table-cell>
          <table:table-cell table:formula="of:=[.C31]+[.$C$3]" office:value-type="float" office:value="270" calcext:value-type="float">
            <text:p>270</text:p>
          </table:table-cell>
          <table:table-cell table:formula="of:=[.$C$4]*SIN([.C32]/320*2*PI())+[.$C$2]" office:value-type="float" office:value="58.4265193848727" calcext:value-type="float">
            <text:p>58.4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D27</text:p>
          </table:table-cell>
          <table:table-cell table:formula="of:=[.C32]+[.$C$3]" office:value-type="float" office:value="280" calcext:value-type="float">
            <text:p>280</text:p>
          </table:table-cell>
          <table:table-cell table:formula="of:=[.$C$4]*SIN([.C33]/320*2*PI())+[.$C$2]" office:value-type="float" office:value="64.6446609406726" calcext:value-type="float">
            <text:p>64.64</text:p>
          </table:table-cell>
          <table:table-cell office:value-type="float" office:value="180" calcext:value-type="float">
            <text:p>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6T13:46:25.399027642</meta:creation-date>
    <dc:date>2022-12-06T14:07:00.243400275</dc:date>
    <meta:editing-duration>PT4S</meta:editing-duration>
    <meta:editing-cycles>1</meta:editing-cycles>
    <meta:document-statistic meta:table-count="1" meta:cell-count="123" meta:object-count="0"/>
    <meta:generator>LibreOffice/6.0.7.3$Linux_X86_64 LibreOffice_project/00m0$Build-3</meta:generator>
  </office:meta>
</office:document-meta>
</file>